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8_11-27-4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8_14-14-39_000.jpg</text:p>
          </table:table-cell>
          <table:table-cell table:style-name="ce19" office:value-type="string">
            <text:p>:m RES 1*1 / free# JVEMV6 68#_50:1 / 68. theoretical-physics(tp) / w=~,topics=組み紐群,other=orig+;programming+,s=~,i=~,doc=r-3-3~9#2.3</text:p>
          </table:table-cell>
          <table:table-cell table:style-name="ce19"/>
          <table:table-cell table:style-name="ce4"/>
          <table:table-cell table:style-name="ce4" office:value-type="string">
            <text:p>N-35-35-22.970581 E-139-34-49.544677</text:p>
          </table:table-cell>
          <table:table-cell table:style-name="ce38" table:formula="of:=IF([.E3]=&quot;&quot;;[.C3];CONCATENATE([.C3];&quot; / &quot;;[.E3]))" office:value-type="string" office:string-value=":m RES 1*1 / free# JVEMV6 68#_50:1 / 68. theoretical-physics(tp) / w=~,topics=組み紐群,other=orig+;programming+,s=~,i=~,doc=r-3-3~9#2.3">
            <text:p>:m RES 1*1 / free# JVEMV6 68#_50:1 / 68. theoretical-physics(tp) / w=~,topics=組み紐群,other=orig+;programming+,s=~,i=~,doc=r-3-3~9#2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8_15-00-37_000.jpg</text:p>
          </table:table-cell>
          <table:table-cell table:style-name="ce19" office:value-type="string">
            <text:p>:bookmemo / 読んだ本 / 『やまと教』 / 著者=ひろさちや / 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4]=&quot;&quot;;[.C4];CONCATENATE([.C4];&quot; / &quot;;[.E4]))" office:value-type="string" office:string-value=":bookmemo / 読んだ本 / 『やまと教』 / 著者=ひろさちや / ">
            <text:p>:bookmemo / 読んだ本 / 『やまと教』 / 著者=ひろさちや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8_18-07-30_000.jpg</text:p>
          </table:table-cell>
          <table:table-cell table:style-name="ce19" office:value-type="string">
            <text:p>:m RES 1*2 / free# JVEMV6 68#_50:2 / 68. theoretical-physics(tp) / w=~,topics=部分群,other=?+,s=~,i=~,doc=r-3-3~15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8" table:formula="of:=IF([.E5]=&quot;&quot;;[.C5];CONCATENATE([.C5];&quot; / &quot;;[.E5]))" office:value-type="string" office:string-value=":m RES 1*2 / free# JVEMV6 68#_50:2 / 68. theoretical-physics(tp) / w=~,topics=部分群,other=?+,s=~,i=~,doc=r-3-3~15">
            <text:p>:m RES 1*2 / free# JVEMV6 68#_50:2 / 68. theoretical-physics(tp) / w=~,topics=部分群,other=?+,s=~,i=~,doc=r-3-3~1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8_18-07-46_000.jpg</text:p>
          </table:table-cell>
          <table:table-cell table:style-name="ce19" office:value-type="string">
            <text:p>:m RES 2*2 / free# JVEMV6 68#_50:2 / 68. theoretical-physics(tp) / w=~,topics=部分群,other=?+,s=~,i=~,doc=r-3-3~15</text:p>
          </table:table-cell>
          <table:table-cell table:style-name="ce19"/>
          <table:table-cell table:style-name="ce4"/>
          <table:table-cell table:style-name="ce4" office:value-type="string">
            <text:p>N-35-35-22.970581 E-139-34-49.544677</text:p>
          </table:table-cell>
          <table:table-cell table:style-name="ce38" table:formula="of:=IF([.E6]=&quot;&quot;;[.C6];CONCATENATE([.C6];&quot; / &quot;;[.E6]))" office:value-type="string" office:string-value=":m RES 2*2 / free# JVEMV6 68#_50:2 / 68. theoretical-physics(tp) / w=~,topics=部分群,other=?+,s=~,i=~,doc=r-3-3~15">
            <text:p>:m RES 2*2 / free# JVEMV6 68#_50:2 / 68. theoretical-physics(tp) / w=~,topics=部分群,other=?+,s=~,i=~,doc=r-3-3~1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8_20-53-5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734619 E-139-34-44.051513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9_06-19-30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1.093139 E-139-35-4.156494</text:p>
          </table:table-cell>
          <table:table-cell table:style-name="ce38" table:formula="of:=IF([.E8]=&quot;&quot;;[.C8];CONCATENATE([.C8];&quot; / &quot;;[.E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9_06-36-4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1.734619 E-139-34-44.051513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9_06-37-30_000.jpg</text:p>
          </table:table-cell>
          <table:table-cell table:style-name="ce20" office:value-type="string">
            <text:p>:m :th / topic=大学（の、数学専攻科）について / content=大学ってのは、つまんねえ所だな；あれを解け、これを解け。別に、興味ねえよ / lang=ja</text:p>
          </table:table-cell>
          <table:table-cell table:style-name="ce19"/>
          <table:table-cell table:style-name="ce4"/>
          <table:table-cell table:style-name="ce4" office:value-type="string">
            <text:p>N-35-35-23.217773 E-139-34-49.599609</text:p>
          </table:table-cell>
          <table:table-cell table:style-name="ce38" table:formula="of:=IF([.E10]=&quot;&quot;;[.C10];CONCATENATE([.C10];&quot; / &quot;;[.E10]))" office:value-type="string" office:string-value=":m :th / topic=大学（の、数学専攻科）について / content=大学ってのは、つまんねえ所だな；あれを解け、これを解け。別に、興味ねえよ / lang=ja">
            <text:p>:m :th / topic=大学（の、数学専攻科）について / content=大学ってのは、つまんねえ所だな；あれを解け、これを解け。別に、興味ねえよ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bookmemo / 読んだ本 / 『やまと教』 / 著者=ひろさちや / 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08:2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9T08:26:56.36</dc:date>
    <dc:creator>iwabuchi ken</dc:creator>
    <meta:editing-duration>P35DT9H55M31S</meta:editing-duration>
    <meta:editing-cycles>13024</meta:editing-cycles>
    <meta:document-statistic meta:table-count="1" meta:cell-count="429" meta:object-count="0"/>
  </office:meta>
</office:document-meta>
</file>